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2922"/>
    </style:style>
    <style:style style:name="P2" style:family="paragraph" style:parent-style-name="Standard">
      <style:text-properties officeooo:rsid="00192922" officeooo:paragraph-rsid="00192922"/>
    </style:style>
    <style:style style:name="P3" style:family="paragraph" style:parent-style-name="Standard">
      <style:text-properties officeooo:rsid="001c91a0" officeooo:paragraph-rsid="001c91a0"/>
    </style:style>
    <style:style style:name="P4" style:family="paragraph" style:parent-style-name="Standard">
      <style:text-properties officeooo:rsid="001aa4bf" officeooo:paragraph-rsid="001aa4bf"/>
    </style:style>
    <style:style style:name="P5" style:family="paragraph" style:parent-style-name="Standard">
      <style:text-properties officeooo:rsid="001e2ae7" officeooo:paragraph-rsid="001e2ae7"/>
    </style:style>
    <style:style style:name="P6" style:family="paragraph" style:parent-style-name="Standard">
      <style:text-properties officeooo:rsid="00206063" officeooo:paragraph-rsid="00206063"/>
    </style:style>
    <style:style style:name="P7" style:family="paragraph" style:parent-style-name="Standard">
      <style:text-properties style:font-name="Liberation Serif" officeooo:rsid="00206063" officeooo:paragraph-rsid="00206063"/>
    </style:style>
    <style:style style:name="P8" style:family="paragraph" style:parent-style-name="Standard">
      <style:text-properties officeooo:paragraph-rsid="002237fc"/>
    </style:style>
    <style:style style:name="P9" style:family="paragraph" style:parent-style-name="Standard">
      <style:text-properties officeooo:paragraph-rsid="0023bf7a"/>
    </style:style>
    <style:style style:name="P10" style:family="paragraph" style:parent-style-name="Standard">
      <style:text-properties officeooo:rsid="00272f60" officeooo:paragraph-rsid="00272f60"/>
    </style:style>
    <style:style style:name="P11" style:family="paragraph" style:parent-style-name="Text_20_body">
      <style:text-properties officeooo:rsid="00272f60" officeooo:paragraph-rsid="00272f60"/>
    </style:style>
    <style:style style:name="P12" style:family="paragraph" style:parent-style-name="Preformatted_20_Text">
      <style:text-properties officeooo:rsid="00272f60" officeooo:paragraph-rsid="00272f60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cc0b6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d4e2b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rsid="001e2ae7" officeooo:paragraph-rsid="002d4e2b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343853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354901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366ea7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366ea7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paragraph-rsid="0037e076"/>
    </style:style>
    <style:style style:name="T1" style:family="text">
      <style:text-properties officeooo:rsid="00192922"/>
    </style:style>
    <style:style style:name="T2" style:family="text">
      <style:text-properties officeooo:rsid="001bd524"/>
    </style:style>
    <style:style style:name="T3" style:family="text">
      <style:text-properties officeooo:rsid="001e2ae7"/>
    </style:style>
    <style:style style:name="T4" style:family="text">
      <style:text-properties officeooo:rsid="001e77c7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237fc"/>
    </style:style>
    <style:style style:name="T7" style:family="text">
      <style:text-properties officeooo:rsid="002cc0b6"/>
    </style:style>
    <style:style style:name="T8" style:family="text">
      <style:text-properties officeooo:rsid="002d4e2b"/>
    </style:style>
    <style:style style:name="T9" style:family="text">
      <style:text-properties officeooo:rsid="002ee3cb"/>
    </style:style>
    <style:style style:name="T10" style:family="text">
      <style:text-properties officeooo:rsid="00343853"/>
    </style:style>
    <style:style style:name="T11" style:family="text">
      <style:text-properties officeooo:rsid="00354901"/>
    </style:style>
    <style:style style:name="T12" style:family="text">
      <style:text-properties officeooo:rsid="00366ea7"/>
    </style:style>
    <style:style style:name="T13" style:family="text">
      <style:text-properties officeooo:rsid="0037e0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etter installasjon av ubuntu senial og ros kinetic:</text:span></text:p>
      <text:p text:style-name="P1">- <text:span text:style-name="T1">write a plugin. </text:span><text:a xlink:type="simple" xlink:href="http://gazebosim.org/tutorials?tut=plugins_hello_world&amp;cat=write_plugin" text:style-name="Internet_20_link" text:visited-style-name="Visited_20_Internet_20_Link"><text:span text:style-name="T1">http://gazebosim.org/tutorials?tut=plugins_hello_world&amp;cat=write_plugin</text:span></text:a></text:p>
      <text:p text:style-name="P2">&gt; </text:p>
      <text:p text:style-name="P4">1. Installasjon av OpenC<text:span text:style-name="T2">V</text:span> <text:span text:style-name="T2">3.1</text:span>. <text:a xlink:type="simple" xlink:href="http://opencv.org/" text:style-name="Internet_20_link" text:visited-style-name="Visited_20_Internet_20_Link">http://opencv.org/</text:a></text:p>
      <text:p text:style-name="P3">Prøver denne først siden den er nyest:</text:p>
      <text:p text:style-name="P3"><text:a xlink:type="simple" xlink:href="https://github.com/BVLC/caffe/wiki/Ubuntu-16.04-or-15.10-OpenCV-3.1-Installation-Guide" text:style-name="Internet_20_link" text:visited-style-name="Visited_20_Internet_20_Link">https://github.com/BVLC/caffe/wiki/Ubuntu-16.04-or-15.10-OpenCV-3.1-Installation-Guide</text:a> </text:p>
      <text:p text:style-name="P3"/>
      <text:p text:style-name="P3">-<text:span text:style-name="T3">Installasjonen gikk i alle fall veldig bra.</text:span></text:p>
      <text:p text:style-name="P3"/>
      <text:p text:style-name="P5">2. Følger deretter en OpenCV tutorial i kap 8 av Mastering ROS for Robotics Programming. Måtte laste ned usb_cam-pakken siden denne i fantes i Kinetic ennå. Fikk noen deprecated advarsler, men ellers ok. <text:span text:style-name="T4">Laget et catkin_ws for disse to pakkene.</text:span></text:p>
      <text:p text:style-name="P5"/>
      <text:p text:style-name="P7">3. Kompilere og kjøre OpenCV sample code:</text:p>
      <text:p text:style-name="P7"/>
      <text:p text:style-name="P6"><text:span text:style-name="Source_20_Text"><text:span text:style-name="T5">cd</text:span></text:span><text:span text:style-name="T5"> </text:span><text:span text:style-name="Source_20_Text"><text:span text:style-name="T5">/path/to/opencv/samples/cpp/</text:span></text:span></text:p>
      <text:p text:style-name="Standard"><text:span text:style-name="Source_20_Text"><text:span text:style-name="T5">#Compile</text:span></text:span></text:p>
      <text:p text:style-name="Standard"><text:span text:style-name="Source_20_Text"><text:span text:style-name="T5">g++ -ggdb `pkg-config --cflags --libs opencv` facedetect.cpp -o facedetect</text:span></text:span></text:p>
      <text:p text:style-name="P8"><text:span text:style-name="Source_20_Text"><text:span text:style-name="T6">#over feiler</text:span></text:span></text:p>
      <text:p text:style-name="Standard"><text:span text:style-name="Source_20_Text"><text:span text:style-name="T5">- You could download the ipccv package manually and add it to the 3rd party folder OR you could simply build with cmake flag -D WITH_IPP=OFF</text:span></text:span></text:p>
      <text:p text:style-name="Standard"><text:span text:style-name="Source_20_Text"><text:span text:style-name="T5">- you need -lopencv_videoio for VideoCapture (new module in 3.0)</text:span></text:span></text:p>
      <text:p text:style-name="P9"><text:span text:style-name="Source_20_Text"><text:span text:style-name="T5">g++ -ggdb </text:span></text:span><text:span text:style-name="Source_20_Text"><text:span text:style-name="T6">-I/usr/local/include/opencv -I/usr/local/include -L/usr/local/lib -lopencv_shape -lopencv_stitching -lopencv_objdetect -lopencv_superres -lopencv_videostab -lopencv_calib3d -lopencv_features2d -lopencv_highgui -lopencv_videoio -lopencv_imgcodecs -lopencv_video -lopencv_photo -lopencv_ml -lopencv_imgproc -lopencv_flann -lopencv_viz -lopencv_core</text:span></text:span><text:span text:style-name="Source_20_Text"><text:span text:style-name="T5"> facedetect.cpp -o facedetect</text:span></text:span></text:p>
      <text:p text:style-name="Standard"><text:span text:style-name="Source_20_Text"><text:span text:style-name="T5">#run</text:span></text:span></text:p>
      <text:p text:style-name="Standard"><text:span text:style-name="Source_20_Text"><text:span text:style-name="T5">./facedetect</text:span></text:span></text:p>
      <text:p text:style-name="P6"/>
      <text:p text:style-name="P10">4. Installerer Bullet 3. Dokumentasjon ligger ved i katalogen: /home/ben/bullet3</text:p>
      <text:p text:style-name="P10"/>
      <text:p text:style-name="P12"><text:span text:style-name="Source_20_Text"/></text:p>
      <text:p text:style-name="P11">You could use rosdep for figuring out what package you need to install. Checking out <text:a xlink:type="simple" xlink:href="https://github.com/ros/rosdistro/blob/master/rosdep/base.yaml#L348-L383" text:style-name="Internet_20_link" text:visited-style-name="Visited_20_Internet_20_Link">this yaml file</text:a>, I see that the you are supposed to install <text:span text:style-name="Source_20_Text">libbullet-dev</text:span> to satisfy the <text:span text:style-name="Source_20_Text">bullet</text:span> requirement.</text:p>
      <text:p text:style-name="Text_20_body">From the command line you could use a command similar to </text:p>
      <text:p text:style-name="P13"><text:span text:style-name="Source_20_Text">rosdep install --from-paths WORKSPACE --ignore-src --rosdistro=ROSDISTRO</text:span></text:p>
      <text:p text:style-name="Text_20_body">in order to automatically install all system dependencies of all source packages in your WORKSPACE. Note I found the yaml file above with the command</text:p>
      <text:p text:style-name="P13"><text:span text:style-name="Source_20_Text">rosdep where-defined bullet</text:span></text:p>
      <text:p text:style-name="P14"><text:span text:style-name="Source_20_Text"><text:span text:style-name="T7">5. sudo apt-get install valgrind (Ifm. Learning C the hard way)</text:span></text:span></text:p>
      <text:p text:style-name="P15"><text:span text:style-name="Source_20_Text"><text:span text:style-name="T8">6. Ønsker å kopiere filer mellom maskiner: </text:span></text:span><text:span text:style-name="Source_20_Text">sudo apt-get update; sudo apt-get install openssh-server; sudo ufw allow 22; </text:span><text:span text:style-name="Source_20_Text"><text:span text:style-name="T9">Husk også ~.rhosts, ~/.ssh/known_hosts, og /etc/hosts</text:span></text:span></text:p>
      <text:p text:style-name="P17"><text:span text:style-name="Source_20_Text"><text:span text:style-name="T10">7. </text:span></text:span><text:span text:style-name="Source_20_Text">sudo apt-get install minicom</text:span></text:p>
      <text:p text:style-name="P17"><text:span text:style-name="Source_20_Text"><text:tab/>sudo minicom -s</text:span></text:p>
      <text:p text:style-name="P18"><text:soft-page-break/><text:span text:style-name="Source_20_Text"><text:span text:style-name="T11">8. </text:span></text:span><text:a xlink:type="simple" xlink:href="https://docs.mongodb.com/master/tutorial/install-mongodb-on-ubuntu/" text:style-name="Internet_20_link" text:visited-style-name="Visited_20_Internet_20_Link"><text:span text:style-name="Source_20_Text"><text:span text:style-name="T11">https://docs.mongodb.com/master/tutorial/install-mongodb-on-ubuntu/</text:span></text:span></text:a></text:p>
      <text:p text:style-name="P19"><text:span text:style-name="Source_20_Text"><text:span text:style-name="T12">9. </text:span></text:span><text:a xlink:type="simple" xlink:href="https://github.com/phoboslab/jsmpeg" text:style-name="Internet_20_link" text:visited-style-name="Visited_20_Internet_20_Link"><text:span text:style-name="Source_20_Text"><text:span text:style-name="T12">https://github.com/phoboslab/jsmpeg</text:span></text:span></text:a></text:p>
      <text:p text:style-name="P21"><text:a xlink:type="simple" xlink:href="https://trac.ffmpeg.org/wiki/CompilationGuide/Ubuntu" text:style-name="Internet_20_link" text:visited-style-name="Visited_20_Internet_20_Link"><text:span text:style-name="Source_20_Text"><text:span text:style-name="T13">https://trac.ffmpeg.org/wiki/CompilationGuide/Ubuntu</text:span></text:span></text:a></text:p>
      <text:p text:style-name="P21"><text:span text:style-name="Source_20_Text"><text:span text:style-name="T13">10.</text:span></text:span></text:p>
      <text:p text:style-name="P21"><text:span text:style-name="Source_20_Text"/></text:p>
      <text:p text:style-name="P19"><text:span text:style-name="Source_20_Text"/></text:p>
      <text:p text:style-name="P18"><text:span text:style-name="Source_20_Text"/></text:p>
      <text:p text:style-name="P17"><text:span text:style-name="Source_20_Text"/></text:p>
      <text:p text:style-name="P15"><text:span text:style-name="Source_20_Text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6:13:15.567582964</meta:creation-date>
    <meta:generator>LibreOffice/5.1.6.2$Linux_X86_64 LibreOffice_project/10m0$Build-2</meta:generator>
    <dc:date>2017-03-18T09:59:48.663602585</dc:date>
    <meta:editing-duration>PT3H2M5S</meta:editing-duration>
    <meta:editing-cycles>23</meta:editing-cycles>
    <meta:document-statistic meta:table-count="0" meta:image-count="0" meta:object-count="0" meta:page-count="2" meta:paragraph-count="32" meta:word-count="302" meta:character-count="2400" meta:non-whitespace-character-count="2131"/>
  </office:meta>
</office:document-meta>
</file>